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7614087648004855444"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3297672104860776811"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4744838105177954830"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8669031630490835891"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3022084282080650175"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3627844480617537957"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text:p text:style-name="P20"><text:span text:style-name="T1">Sun <text:s/>July <text:s/>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7T15:27:51.61</dc:date>
    <dc:creator>James Lombardi</dc:creator>
    <meta:editing-duration>P5DT20H57M52S</meta:editing-duration>
    <meta:editing-cycles>501</meta:editing-cycles>
    <meta:generator>OpenOffice/4.1.2$Win32 OpenOffice.org_project/412m3$Build-9782</meta:generator>
    <meta:document-statistic meta:table-count="0" meta:image-count="0" meta:object-count="0" meta:page-count="62" meta:paragraph-count="1720" meta:word-count="19008" meta:character-count="95297"/>
  </office:meta>
</office:document-meta>
</file>